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o2" style:family="table">
      <style:table-properties style:width="15.05cm" fo:margin-left="-0.222cm" fo:margin-top="0cm" fo:margin-bottom="0cm" table:align="left" style:writing-mode="lr-tb"/>
    </style:style>
    <style:style style:name="Tablo2.A" style:family="table-column">
      <style:table-column-properties style:column-width="2.9cm"/>
    </style:style>
    <style:style style:name="Tablo2.B" style:family="table-column">
      <style:table-column-properties style:column-width="12.15cm"/>
    </style:style>
    <style:style style:name="Tablo2.1" style:family="table-row">
      <style:table-row-properties fo:keep-together="auto"/>
    </style:style>
    <style:style style:name="Tablo2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2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2.3" style:family="table-row">
      <style:table-row-properties style:min-row-height="1.214cm" fo:keep-together="auto"/>
    </style:style>
    <style:style style:name="Tablo2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3" style:family="table">
      <style:table-properties style:width="15.05cm" fo:margin-left="-0.222cm" fo:margin-top="0cm" fo:margin-bottom="0cm" table:align="left" style:writing-mode="lr-tb"/>
    </style:style>
    <style:style style:name="Tablo3.A" style:family="table-column">
      <style:table-column-properties style:column-width="2.9cm"/>
    </style:style>
    <style:style style:name="Tablo3.B" style:family="table-column">
      <style:table-column-properties style:column-width="12.15cm"/>
    </style:style>
    <style:style style:name="Tablo3.1" style:family="table-row">
      <style:table-row-properties fo:keep-together="auto"/>
    </style:style>
    <style:style style:name="Tablo3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3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3.3" style:family="table-row">
      <style:table-row-properties style:min-row-height="1.214cm" fo:keep-together="auto"/>
    </style:style>
    <style:style style:name="Tablo3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4" style:family="table">
      <style:table-properties style:width="15.05cm" fo:margin-left="-0.222cm" fo:margin-top="0cm" fo:margin-bottom="0cm" table:align="left" style:writing-mode="lr-tb"/>
    </style:style>
    <style:style style:name="Tablo4.A" style:family="table-column">
      <style:table-column-properties style:column-width="2.9cm"/>
    </style:style>
    <style:style style:name="Tablo4.B" style:family="table-column">
      <style:table-column-properties style:column-width="12.15cm"/>
    </style:style>
    <style:style style:name="Tablo4.1" style:family="table-row">
      <style:table-row-properties fo:keep-together="auto"/>
    </style:style>
    <style:style style:name="Tablo4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4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4.3" style:family="table-row">
      <style:table-row-properties style:min-row-height="1.214cm" fo:keep-together="auto"/>
    </style:style>
    <style:style style:name="Tablo4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5" style:family="table">
      <style:table-properties style:width="15.05cm" fo:margin-left="-0.222cm" fo:margin-top="0cm" fo:margin-bottom="0cm" table:align="left" style:writing-mode="lr-tb"/>
    </style:style>
    <style:style style:name="Tablo5.A" style:family="table-column">
      <style:table-column-properties style:column-width="2.9cm"/>
    </style:style>
    <style:style style:name="Tablo5.B" style:family="table-column">
      <style:table-column-properties style:column-width="12.15cm"/>
    </style:style>
    <style:style style:name="Tablo5.1" style:family="table-row">
      <style:table-row-properties fo:keep-together="auto"/>
    </style:style>
    <style:style style:name="Tablo5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5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5.3" style:family="table-row">
      <style:table-row-properties style:min-row-height="1.214cm" fo:keep-together="auto"/>
    </style:style>
    <style:style style:name="Tablo5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6" style:family="table">
      <style:table-properties style:width="15.007cm" fo:margin-left="-0.191cm" fo:margin-top="0cm" fo:margin-bottom="0cm" table:align="left" style:writing-mode="lr-tb"/>
    </style:style>
    <style:style style:name="Tablo6.A" style:family="table-column">
      <style:table-column-properties style:column-width="2.847cm"/>
    </style:style>
    <style:style style:name="Tablo6.B" style:family="table-column">
      <style:table-column-properties style:column-width="12.16cm"/>
    </style:style>
    <style:style style:name="Tablo6.1" style:family="table-row">
      <style:table-row-properties fo:keep-together="auto"/>
    </style:style>
    <style:style style:name="Tablo6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6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6.3" style:family="table-row">
      <style:table-row-properties style:min-row-height="1.214cm" fo:keep-together="auto"/>
    </style:style>
    <style:style style:name="Tablo6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7" style:family="table">
      <style:table-properties style:width="15.05cm" fo:margin-left="-0.222cm" fo:margin-top="0cm" fo:margin-bottom="0cm" table:align="left" style:writing-mode="lr-tb"/>
    </style:style>
    <style:style style:name="Tablo7.A" style:family="table-column">
      <style:table-column-properties style:column-width="2.9cm"/>
    </style:style>
    <style:style style:name="Tablo7.B" style:family="table-column">
      <style:table-column-properties style:column-width="12.15cm"/>
    </style:style>
    <style:style style:name="Tablo7.1" style:family="table-row">
      <style:table-row-properties fo:keep-together="auto"/>
    </style:style>
    <style:style style:name="Tablo7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7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7.3" style:family="table-row">
      <style:table-row-properties style:min-row-height="1.214cm" fo:keep-together="auto"/>
    </style:style>
    <style:style style:name="Tablo7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8" style:family="table">
      <style:table-properties style:width="15.05cm" fo:margin-left="-0.222cm" fo:margin-top="0cm" fo:margin-bottom="0cm" table:align="left" style:writing-mode="lr-tb"/>
    </style:style>
    <style:style style:name="Tablo8.A" style:family="table-column">
      <style:table-column-properties style:column-width="2.9cm"/>
    </style:style>
    <style:style style:name="Tablo8.B" style:family="table-column">
      <style:table-column-properties style:column-width="12.15cm"/>
    </style:style>
    <style:style style:name="Tablo8.1" style:family="table-row">
      <style:table-row-properties fo:keep-together="auto"/>
    </style:style>
    <style:style style:name="Tablo8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8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8.3" style:family="table-row">
      <style:table-row-properties style:min-row-height="1.214cm" fo:keep-together="auto"/>
    </style:style>
    <style:style style:name="Tablo8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47b59" style:font-size-asian="9pt" style:language-asian="ja" style:country-asian="JP" style:font-style-asian="italic" style:font-name-complex="Cambria1" style:font-size-complex="9pt"/>
    </style:style>
    <style:style style:name="P2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0b8e5" style:font-size-asian="9pt" style:language-asian="ja" style:country-asian="JP" style:font-style-asian="italic" style:font-name-complex="Cambria1" style:font-size-complex="9pt"/>
    </style:style>
    <style:style style:name="P3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3ed58" style:font-size-asian="9pt" style:language-asian="ja" style:country-asian="JP" style:font-style-asian="italic" style:font-name-complex="Cambria1" style:font-size-complex="9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07194" officeooo:paragraph-rsid="00007194" style:font-size-asian="9pt" style:language-asian="ja" style:country-asian="JP" style:font-weight-asian="bold" style:font-name-complex="Calibri1" style:font-size-complex="9pt"/>
    </style:style>
    <style:style style:name="P5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47b59" style:language-asian="ja" style:country-asian="JP"/>
    </style:style>
    <style:style style:name="P6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0b8e5" style:language-asian="ja" style:country-asian="JP"/>
    </style:style>
    <style:style style:name="P7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1bf40" style:language-asian="ja" style:country-asian="JP"/>
    </style:style>
    <style:style style:name="P8" style:family="paragraph" style:parent-style-name="Standard">
      <style:text-properties officeooo:rsid="000190b6" officeooo:paragraph-rsid="0000b8e5"/>
    </style:style>
    <style:style style:name="P9" style:family="paragraph" style:parent-style-name="Standard">
      <style:text-properties officeooo:rsid="000190b6" officeooo:paragraph-rsid="0000e25a"/>
    </style:style>
    <style:style style:name="P10" style:family="paragraph" style:parent-style-name="Standard">
      <style:text-properties officeooo:rsid="000190b6" officeooo:paragraph-rsid="0000b8e5"/>
    </style:style>
    <style:style style:name="P11" style:family="paragraph" style:parent-style-name="Standard">
      <style:text-properties officeooo:rsid="000190b6" officeooo:paragraph-rsid="0000f1cf"/>
    </style:style>
    <style:style style:name="P12" style:family="paragraph" style:parent-style-name="Standard">
      <style:text-properties officeooo:paragraph-rsid="0000b8e5"/>
    </style:style>
    <style:style style:name="P13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07194" style:font-size-asian="9pt" style:language-asian="ja" style:country-asian="JP" style:font-name-complex="Calibri1" style:font-size-complex="9pt"/>
    </style:style>
    <style:style style:name="P14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0f1cf" style:font-size-asian="9pt" style:language-asian="ja" style:country-asian="JP" style:font-name-complex="Calibri1" style:font-size-complex="9pt"/>
    </style:style>
    <style:style style:name="P15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0f1cf" style:font-size-asian="9pt" style:language-asian="ja" style:country-asian="JP" style:font-name-complex="Calibri1" style:font-size-complex="9pt"/>
    </style:style>
    <style:style style:name="P16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07194" style:font-size-asian="9pt" style:language-asian="ja" style:country-asian="JP" style:font-name-complex="Calibri1" style:font-size-complex="9pt"/>
    </style:style>
    <style:style style:name="P17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0f1cf" style:font-size-asian="9pt" style:language-asian="ja" style:country-asian="JP" style:font-name-complex="Calibri1" style:font-size-complex="9pt"/>
    </style:style>
    <style:style style:name="P18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0f1cf" style:font-size-asian="9pt" style:language-asian="ja" style:country-asian="JP" style:font-name-complex="Calibri1" style:font-size-complex="9pt"/>
    </style:style>
    <style:style style:name="P19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7194" style:font-size-asian="9pt" style:language-asian="ja" style:country-asian="JP" style:font-name-complex="Calibri1" style:font-size-complex="9pt"/>
    </style:style>
    <style:style style:name="P20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b8e5" style:font-size-asian="9pt" style:language-asian="ja" style:country-asian="JP" style:font-name-complex="Calibri1" style:font-size-complex="9pt"/>
    </style:style>
    <style:style style:name="P21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f1cf" style:font-size-asian="9pt" style:language-asian="ja" style:country-asian="JP" style:font-name-complex="Calibri1" style:font-size-complex="9pt"/>
    </style:style>
    <style:style style:name="P22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f1cf" style:font-size-asian="9pt" style:language-asian="ja" style:country-asian="JP" style:font-name-complex="Calibri1" style:font-size-complex="9pt"/>
    </style:style>
    <style:style style:name="P23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7194" officeooo:paragraph-rsid="00007194" style:font-size-asian="9pt" style:language-asian="ja" style:country-asian="JP" style:font-name-complex="Calibri1" style:font-size-complex="9pt"/>
    </style:style>
    <style:style style:name="P24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7194" officeooo:paragraph-rsid="0000f1cf" style:font-size-asian="9pt" style:language-asian="ja" style:country-asian="JP" style:font-name-complex="Calibri1" style:font-size-complex="9pt"/>
    </style:style>
    <style:style style:name="P25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f40" officeooo:paragraph-rsid="0001bf40" style:font-size-asian="9pt" style:language-asian="ja" style:country-asian="JP" style:font-name-complex="Calibri1" style:font-size-complex="9pt"/>
    </style:style>
    <style:style style:name="P26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3156" officeooo:paragraph-rsid="0001bf40" style:font-size-asian="9pt" style:language-asian="ja" style:country-asian="JP" style:font-name-complex="Calibri1" style:font-size-complex="9pt"/>
    </style:style>
    <style:style style:name="P27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3156" officeooo:paragraph-rsid="0000f1cf" style:font-size-asian="9pt" style:language-asian="ja" style:country-asian="JP" style:font-name-complex="Calibri1" style:font-size-complex="9pt"/>
    </style:style>
    <style:style style:name="P28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29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30" style:family="paragraph" style:parent-style-name="Standard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31" style:family="paragraph" style:parent-style-name="Standard">
      <style:paragraph-properties fo:margin-top="0cm" fo:margin-bottom="0cm" loext:contextual-spacing="true" fo:line-height="100%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32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9913" officeooo:paragraph-rsid="0000f1cf" style:font-size-asian="9pt" style:language-asian="ja" style:country-asian="JP" style:font-name-complex="Calibri1" style:font-size-complex="9pt"/>
    </style:style>
    <style:style style:name="P33" style:family="paragraph" style:parent-style-name="Standard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3a51" officeooo:paragraph-rsid="0000f1cf" style:font-size-asian="9pt" style:language-asian="ja" style:country-asian="JP" style:font-name-complex="Calibri1" style:font-size-complex="9pt"/>
    </style:style>
    <style:style style:name="P34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47b59" officeooo:paragraph-rsid="0000f1cf" style:font-size-asian="9pt" style:language-asian="ja" style:country-asian="JP" style:font-weight-asian="bold" style:font-name-complex="Calibri1" style:font-size-complex="9pt"/>
    </style:style>
    <style:style style:name="P35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190b6" officeooo:paragraph-rsid="0000f1cf" style:font-size-asian="9pt" style:language-asian="ja" style:country-asian="JP" style:font-weight-asian="bold" style:font-name-complex="Calibri1" style:font-size-complex="9pt"/>
    </style:style>
    <style:style style:name="P36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1286e" officeooo:paragraph-rsid="0000f1cf" style:font-size-asian="9pt" style:language-asian="ja" style:country-asian="JP" style:font-weight-asian="bold" style:font-name-complex="Calibri1" style:font-size-complex="9pt"/>
    </style:style>
    <style:style style:name="P37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07194" officeooo:paragraph-rsid="0000f1cf" style:font-size-asian="9pt" style:language-asian="ja" style:country-asian="JP" style:font-weight-asian="bold" style:font-name-complex="Calibri1" style:font-size-complex="9pt"/>
    </style:style>
    <style:style style:name="P38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officeooo:paragraph-rsid="0000b8e5"/>
    </style:style>
    <style:style style:name="P39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officeooo:rsid="000190b6" officeooo:paragraph-rsid="0000b8e5" style:language-asian="ja" style:country-asian="JP"/>
    </style:style>
    <style:style style:name="P40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officeooo:rsid="000190b6" officeooo:paragraph-rsid="0001bf40" style:language-asian="ja" style:country-asian="JP"/>
    </style:style>
    <style:style style:name="P41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officeooo:rsid="000190b6" officeooo:paragraph-rsid="0000f1cf" style:language-asian="ja" style:country-asian="JP"/>
    </style:style>
    <style:style style:name="P42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1bf40" style:language-asian="ja" style:country-asian="JP"/>
    </style:style>
    <style:style style:name="P43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0f1cf" style:language-asian="ja" style:country-asian="JP"/>
    </style:style>
    <style:style style:name="P44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officeooo:rsid="0001bf40" officeooo:paragraph-rsid="0001bf40" style:language-asian="ja" style:country-asian="JP"/>
    </style:style>
    <style:style style:name="P45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3ed58" style:font-size-asian="9pt" style:language-asian="ja" style:country-asian="JP" style:font-style-asian="italic" style:font-name-complex="Cambria1" style:font-size-complex="9pt"/>
    </style:style>
    <style:style style:name="P46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0f1cf" style:font-size-asian="9pt" style:language-asian="ja" style:country-asian="JP" style:font-style-asian="italic" style:font-name-complex="Cambria1" style:font-size-complex="9pt"/>
    </style:style>
    <style:style style:name="P47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47b59" style:font-size-asian="9pt" style:language-asian="ja" style:country-asian="JP" style:font-name-complex="Calibri1" style:font-size-complex="9pt"/>
    </style:style>
    <style:style style:name="P48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3ed58" style:font-size-asian="9pt" style:language-asian="ja" style:country-asian="JP" style:font-name-complex="Calibri1" style:font-size-complex="9pt"/>
    </style:style>
    <style:style style:name="P49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0" style:family="paragraph" style:parent-style-name="List_20_Paragraph" style:list-style-name="L1">
      <style:paragraph-properties fo:margin-top="0cm" fo:margin-bottom="0cm" loext:contextual-spacing="true" fo:line-height="100%" fo:text-align="start" style:justify-single-word="false"/>
      <style:text-properties officeooo:rsid="0001b670" officeooo:paragraph-rsid="0000b8e5" style:language-asian="ja" style:country-asian="JP"/>
    </style:style>
    <style:style style:name="P51" style:family="paragraph" style:parent-style-name="List_20_Paragraph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b8e5" style:font-size-asian="9pt" style:language-asian="ja" style:country-asian="JP" style:font-name-complex="Calibri1" style:font-size-complex="9pt"/>
    </style:style>
    <style:style style:name="P52" style:family="paragraph" style:parent-style-name="List_20_Paragraph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3" style:family="paragraph" style:parent-style-name="List_20_Paragraph" style:list-style-name="L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4" style:family="paragraph" style:parent-style-name="List_20_Paragraph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286e" officeooo:paragraph-rsid="0000f1cf" style:font-size-asian="9pt" style:language-asian="ja" style:country-asian="JP" style:font-name-complex="Calibri1" style:font-size-complex="9pt"/>
    </style:style>
    <style:style style:name="T1" style:family="text">
      <style:text-properties style:font-name="Calibri" fo:font-size="9pt" style:font-size-asian="9pt" style:font-name-complex="Calibri1" style:font-size-complex="9pt"/>
    </style:style>
    <style:style style:name="T2" style:family="text">
      <style:text-properties style:font-name="Calibri" fo:font-size="9pt" officeooo:rsid="00007194" style:font-size-asian="9pt" style:font-name-complex="Calibri1" style:font-size-complex="9pt"/>
    </style:style>
    <style:style style:name="T3" style:family="text">
      <style:text-properties style:font-name="Calibri" fo:font-size="9pt" officeooo:rsid="00011c6e" style:font-size-asian="9pt" style:font-name-complex="Calibri1" style:font-size-complex="9pt"/>
    </style:style>
    <style:style style:name="T4" style:family="text">
      <style:text-properties style:font-name="Calibri" fo:font-size="9pt" officeooo:rsid="0003ed58" style:font-size-asian="9pt" style:font-name-complex="Calibri1" style:font-size-complex="9pt"/>
    </style:style>
    <style:style style:name="T5" style:family="text">
      <style:text-properties style:font-name="Calibri" fo:font-size="9pt" officeooo:rsid="00009099" style:font-size-asian="9pt" style:font-name-complex="Calibri1" style:font-size-complex="9pt"/>
    </style:style>
    <style:style style:name="T6" style:family="text">
      <style:text-properties style:font-name="Calibri" fo:font-size="9pt" officeooo:rsid="0001bf40" style:font-size-asian="9pt" style:font-name-complex="Calibri1" style:font-size-complex="9pt"/>
    </style:style>
    <style:style style:name="T7" style:family="text">
      <style:text-properties style:font-name="Calibri" fo:font-size="9pt" officeooo:rsid="0001ec1a" style:font-size-asian="9pt" style:font-name-complex="Calibri1" style:font-size-complex="9pt"/>
    </style:style>
    <style:style style:name="T8" style:family="text">
      <style:text-properties style:font-name="Calibri" fo:font-size="9pt" officeooo:rsid="0001dd3b" style:font-size-asian="9pt" style:font-name-complex="Calibri1" style:font-size-complex="9pt"/>
    </style:style>
    <style:style style:name="T9" style:family="text">
      <style:text-properties style:font-name="Calibri" fo:font-size="9pt" officeooo:rsid="00003156" style:font-size-asian="9pt" style:font-name-complex="Calibri1" style:font-size-complex="9pt"/>
    </style:style>
    <style:style style:name="T10" style:family="text">
      <style:text-properties style:font-name="Calibri" fo:font-size="9pt" officeooo:rsid="00011c6e" style:font-size-asian="9pt" style:language-asian="ja" style:country-asian="JP" style:font-name-complex="Calibri1" style:font-size-complex="9pt"/>
    </style:style>
    <style:style style:name="T11" style:family="text">
      <style:text-properties style:font-name="Calibri" fo:font-size="9pt" officeooo:rsid="0003ed58" style:font-size-asian="9pt" style:language-asian="ja" style:country-asian="JP" style:font-name-complex="Calibri1" style:font-size-complex="9pt"/>
    </style:style>
    <style:style style:name="T12" style:family="text">
      <style:text-properties style:font-name="Calibri" fo:font-size="9pt" fo:font-weight="bold" style:font-size-asian="9pt" style:font-weight-asian="bold" style:font-name-complex="Calibri1" style:font-size-complex="9pt"/>
    </style:style>
    <style:style style:name="T13" style:family="text">
      <style:text-properties style:font-name="Calibri" fo:font-size="9pt" fo:font-weight="bold" officeooo:rsid="00011c6e" style:font-size-asian="9pt" style:font-weight-asian="bold" style:font-name-complex="Calibri1" style:font-size-complex="9pt"/>
    </style:style>
    <style:style style:name="T14" style:family="text">
      <style:text-properties style:font-name="Calibri" fo:font-size="9pt" fo:font-weight="bold" officeooo:rsid="00009099" style:font-size-asian="9pt" style:font-weight-asian="bold" style:font-name-complex="Calibri1" style:font-size-complex="9pt"/>
    </style:style>
    <style:style style:name="T15" style:family="text">
      <style:text-properties style:font-name="Calibri" fo:font-size="9pt" fo:font-weight="bold" officeooo:rsid="0001dd3b" style:font-size-asian="9pt" style:font-weight-asian="bold" style:font-name-complex="Calibri1" style:font-size-complex="9pt"/>
    </style:style>
    <style:style style:name="T16" style:family="text">
      <style:text-properties officeooo:rsid="00007194"/>
    </style:style>
    <style:style style:name="T17" style:family="text">
      <style:text-properties officeooo:rsid="00020153"/>
    </style:style>
    <style:style style:name="T18" style:family="text">
      <style:text-properties officeooo:rsid="00027d95"/>
    </style:style>
    <style:style style:name="T19" style:family="text">
      <style:text-properties officeooo:rsid="0001ec1a"/>
    </style:style>
    <style:style style:name="T20" style:family="text">
      <style:text-properties officeooo:rsid="0001dd3b"/>
    </style:style>
    <style:style style:name="T21" style:family="text">
      <style:text-properties officeooo:rsid="00009099"/>
    </style:style>
    <style:style style:name="T22" style:family="text">
      <style:text-properties officeooo:rsid="00013a51"/>
    </style:style>
    <style:style style:name="T23" style:family="text">
      <style:text-properties officeooo:rsid="0001286e"/>
    </style:style>
    <style:style style:name="T24" style:family="text">
      <style:text-properties officeooo:rsid="000190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4"><text:line-break/></text:span></text:p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office:value-type="string">
            <text:p text:style-name="P2">Scenario name</text:p>
          </table:table-cell>
          <table:table-cell table:style-name="Tablo2.A1" office:value-type="string">
            <text:p text:style-name="P6"><text:span text:style-name="T13">b</text:span><text:span text:style-name="T12">uyTicket</text:span></text:p>
          </table:table-cell>
        </table:table-row>
        <table:table-row table:style-name="Tablo2.1">
          <table:table-cell table:style-name="Tablo2.A2" office:value-type="string">
            <text:p text:style-name="P2">Participating actors</text:p>
          </table:table-cell>
          <table:table-cell table:style-name="Tablo2.A2" office:value-type="string">
            <text:p text:style-name="P6"><text:span text:style-name="T1">J</text:span><text:span text:style-name="T3">ane</text:span><text:span text:style-name="T1"> : </text:span><text:span text:style-name="T4">Unr</text:span><text:span text:style-name="T1">egistered User</text:span></text:p>
          </table:table-cell>
        </table:table-row>
        <table:table-row table:style-name="Tablo2.3">
          <table:table-cell table:style-name="Tablo2.A3" office:value-type="string">
            <text:p text:style-name="P2">Flow of Events</text:p>
          </table:table-cell>
          <table:table-cell table:style-name="Tablo2.A3" office:value-type="string">
            <text:list xml:id="list527034349" text:style-name="L1">
              <text:list-item>
                <text:p text:style-name="P38"><text:span text:style-name="T10">Jane </text:span><text:span text:style-name="T11">finds a new website named viatorem for bus trips. </text:span></text:p>
              </text:list-item>
              <text:list-item>
                <text:p text:style-name="P39"><text:span text:style-name="T4">Jane </text:span><text:span text:style-name="T3">looks available bus trips on viatorem </text:span><text:span text:style-name="T4">since she needs to go to Ankara for his school.</text:span></text:p>
              </text:list-item>
              <text:list-item>
                <text:p text:style-name="P50"><text:span text:style-name="T4">Jane</text:span><text:span text:style-name="T1"> </text:span><text:span text:style-name="T4">finds an available</text:span><text:span text:style-name="T1"> to buy a bus </text:span><text:span text:style-name="T4">to</text:span><text:span text:style-name="T1"> Ankara.</text:span></text:p>
              </text:list-item>
              <text:list-item>
                <text:p text:style-name="P39"><text:span text:style-name="T3">Jane</text:span><text:span text:style-name="T1"> selects an empty seat from the bus.</text:span></text:p>
              </text:list-item>
              <text:list-item>
                <text:p text:style-name="P20">Jane enters her name, surname, ID, and credit card information.</text:p>
              </text:list-item>
              <text:list-item>
                <text:p text:style-name="P20">Jane makes the payment and buys a ticket.</text:p>
              </text:list-item>
            </text:list>
            <text:list xml:id="list239975560" text:style-name="WWNum5">
              <text:list-header>
                <text:p text:style-name="P51"/>
              </text:list-header>
            </text:list>
          </table:table-cell>
        </table:table-row>
      </table:table>
      <text:p text:style-name="P8"/>
      <text:p text:style-name="P8"/>
      <text:p text:style-name="P8"/>
      <text:p text:style-name="Standard"/>
      <text:p text:style-name="P8"/>
      <text:p text:style-name="P8"/>
      <text:p text:style-name="P9"><text:line-break/><text:line-break/></text:p>
      <table:table table:name="Tablo3" table:style-name="Tablo3">
        <table:table-column table:style-name="Tablo3.A"/>
        <table:table-column table:style-name="Tablo3.B"/>
        <table:table-row table:style-name="Tablo3.1">
          <table:table-cell table:style-name="Tablo3.A1" office:value-type="string">
            <text:p text:style-name="P3">Scenario name</text:p>
          </table:table-cell>
          <table:table-cell table:style-name="Tablo3.A1" office:value-type="string">
            <text:p text:style-name="P7"><text:span text:style-name="T14">cannotBuyMultipleTicket</text:span><text:span text:style-name="T12"> </text:span></text:p>
          </table:table-cell>
        </table:table-row>
        <table:table-row table:style-name="Tablo3.1">
          <table:table-cell table:style-name="Tablo3.A2" office:value-type="string">
            <text:p text:style-name="P3">Participating actors</text:p>
          </table:table-cell>
          <table:table-cell table:style-name="Tablo3.A2" office:value-type="string">
            <text:p text:style-name="P7"><text:span text:style-name="T5">Dennis</text:span><text:span text:style-name="T1">: </text:span><text:span text:style-name="T5">Unregistered</text:span><text:span text:style-name="T1"> User</text:span></text:p>
          </table:table-cell>
        </table:table-row>
        <table:table-row table:style-name="Tablo3.3">
          <table:table-cell table:style-name="Tablo3.A3" office:value-type="string">
            <text:p text:style-name="P3">Flow of Events</text:p>
          </table:table-cell>
          <table:table-cell table:style-name="Tablo3.A3" office:value-type="string">
            <text:list xml:id="list969242117" text:style-name="L2">
              <text:list-item>
                <text:p text:style-name="P44"><text:span text:style-name="T3">D</text:span><text:span text:style-name="T1">ennis and his friend Daniel saved money whole year for a summer vacation to Bodrum.</text:span></text:p>
              </text:list-item>
              <text:list-item>
                <text:p text:style-name="P25">Dennis and Daniel decides to go to Bodrum with a bus trip.</text:p>
              </text:list-item>
              <text:list-item>
                <text:p text:style-name="P44"><text:span text:style-name="T4">D</text:span><text:span text:style-name="T1">ennis visits the website viatorem and looks for possible bus trips to Bodrum.</text:span></text:p>
              </text:list-item>
              <text:list-item>
                <text:p text:style-name="P40"><text:span text:style-name="T5">Dennis tries to choose two seats for himself and his friend Daniel </text:span><text:span text:style-name="T6">however viatorem does not allow booking 2 tickets at once without logging in</text:span><text:span text:style-name="T1">.</text:span></text:p>
              </text:list-item>
              <text:list-item>
                <text:p text:style-name="P26">Dennis signs up to viatorem <text:span text:style-name="T18">to be able to buy multiple tickets</text:span>.</text:p>
              </text:list-item>
            </text:list>
            <text:list xml:id="list233329988200087" text:continue-list="list239975560" text:style-name="WWNum5">
              <text:list-header>
                <text:p text:style-name="P48"/>
              </text:list-header>
            </text:list>
          </table:table-cell>
        </table:table-row>
      </table:table>
      <text:p text:style-name="Standard"/>
      <text:p text:style-name="P11"><text:line-break/></text:p>
      <table:table table:name="Tablo4" table:style-name="Tablo4">
        <table:table-column table:style-name="Tablo4.A"/>
        <table:table-column table:style-name="Tablo4.B"/>
        <table:table-row table:style-name="Tablo4.1">
          <table:table-cell table:style-name="Tablo4.A1" office:value-type="string">
            <text:p text:style-name="P46">Scenario name</text:p>
          </table:table-cell>
          <table:table-cell table:style-name="Tablo4.A1" office:value-type="string">
            <text:p text:style-name="P34">CheckYourTickets</text:p>
          </table:table-cell>
        </table:table-row>
        <table:table-row table:style-name="Tablo4.1">
          <table:table-cell table:style-name="Tablo4.A2" office:value-type="string">
            <text:p text:style-name="P46">Participating actors</text:p>
          </table:table-cell>
          <table:table-cell table:style-name="Tablo4.A2" office:value-type="string">
            <text:p text:style-name="P43"><text:span text:style-name="T7">Tom</text:span><text:span text:style-name="T1"> : Registered User</text:span></text:p>
          </table:table-cell>
        </table:table-row>
        <table:table-row table:style-name="Tablo4.3">
          <table:table-cell table:style-name="Tablo4.A3" office:value-type="string">
            <text:p text:style-name="P46">Flow of Events</text:p>
          </table:table-cell>
          <table:table-cell table:style-name="Tablo4.A3" office:value-type="string">
            <text:list xml:id="list1434767010" text:style-name="L3">
              <text:list-item>
                <text:p text:style-name="P14">Tom is a person who travels a lot and loves to see new places.</text:p>
              </text:list-item>
              <text:list-item>
                <text:p text:style-name="P17">Tom decides to go to a place where he did not go last year.</text:p>
              </text:list-item>
              <text:list-item>
                <text:p text:style-name="P17">Tom goes to view tickets section on viatorem.</text:p>
              </text:list-item>
              <text:list-item>
                <text:p text:style-name="P28"><text:span text:style-name="T19">Tom checks his ticket history.</text:span> </text:p>
              </text:list-item>
              <text:list-item>
                <text:p text:style-name="P21">Tom realized he did not visit Hatay last summer.</text:p>
              </text:list-item>
              <text:list-item>
                <text:p text:style-name="P21">Tom chooses a trip from Konya to Hatay.</text:p>
              </text:list-item>
              <text:list-item>
                <text:p text:style-name="P17">Tom selects an empry seat.</text:p>
              </text:list-item>
              <text:list-item>
                <text:p text:style-name="P17"><text:s/>Tom makes the payment and buys a ticket.</text:p>
              </text:list-item>
            </text:list>
            <text:list xml:id="list233330994002715" text:continue-list="list233329988200087" text:style-name="WWNum5">
              <text:list-header>
                <text:p text:style-name="P49"/>
              </text:list-header>
            </text:list>
          </table:table-cell>
        </table:table-row>
      </table:table>
      <text:p text:style-name="P11"/>
      <text:p text:style-name="P11"/>
      <text:p text:style-name="P11"><text:line-break/><text:line-break/></text:p>
      <table:table table:name="Tablo5" table:style-name="Tablo5">
        <table:table-column table:style-name="Tablo5.A"/>
        <table:table-column table:style-name="Tablo5.B"/>
        <text:soft-page-break/>
        <table:table-row table:style-name="Tablo5.1">
          <table:table-cell table:style-name="Tablo5.A1" office:value-type="string">
            <text:p text:style-name="P46">Scenario name</text:p>
          </table:table-cell>
          <table:table-cell table:style-name="Tablo5.A1" office:value-type="string">
            <text:p text:style-name="P43"><text:span text:style-name="T15">contactAboutCampaign</text:span><text:span text:style-name="T12"> </text:span></text:p>
          </table:table-cell>
        </table:table-row>
        <table:table-row table:style-name="Tablo5.1">
          <table:table-cell table:style-name="Tablo5.A2" office:value-type="string">
            <text:p text:style-name="P46">Participating actors</text:p>
          </table:table-cell>
          <table:table-cell table:style-name="Tablo5.A2" office:value-type="string">
            <text:p text:style-name="P43"><text:span text:style-name="T8">Annie</text:span><text:span text:style-name="T1">: </text:span><text:span text:style-name="T8">Registered</text:span><text:span text:style-name="T1"> User</text:span></text:p>
          </table:table-cell>
        </table:table-row>
        <table:table-row table:style-name="Tablo5.3">
          <table:table-cell table:style-name="Tablo5.A3" office:value-type="string">
            <text:p text:style-name="P46">Flow of Events</text:p>
          </table:table-cell>
          <table:table-cell table:style-name="Tablo5.A3" office:value-type="string">
            <text:list xml:id="list1535114788" text:style-name="L4">
              <text:list-item>
                <text:p text:style-name="P41"><text:span text:style-name="T8">Annie</text:span><text:span text:style-name="T1"> </text:span><text:span text:style-name="T9">looks for</text:span><text:span text:style-name="T1"> possible bus trips </text:span><text:span text:style-name="T8">to Ankara for 29 Ekim</text:span><text:span text:style-name="T1">.</text:span></text:p>
              </text:list-item>
              <text:list-item>
                <text:p text:style-name="P29"><text:span text:style-name="T20">Annie</text:span> <text:span text:style-name="T20">wants to learn if there will be any campaign due to holiday.</text:span></text:p>
              </text:list-item>
              <text:list-item>
                <text:p text:style-name="P41"><text:span text:style-name="T8">Annie goes to “contact us” section on viatorem</text:span><text:span text:style-name="T1">.</text:span></text:p>
              </text:list-item>
              <text:list-item>
                <text:p text:style-name="P27">Annie sends a mail to ask about campaign.</text:p>
              </text:list-item>
              <text:list-item>
                <text:p text:style-name="P27">Annie receives an answer that says there is a campaing and she needs to go purchase section to benefit from campaign.</text:p>
              </text:list-item>
              <text:list-item>
                <text:p text:style-name="P32">Annie decides to buy a ticket.</text:p>
              </text:list-item>
              <text:list-item>
                <text:p text:style-name="P29"><text:span text:style-name="T20">Annie</text:span> chooses a bus trip from <text:span text:style-name="T21">Manisa</text:span> to <text:span text:style-name="T20">Ankara</text:span>.</text:p>
              </text:list-item>
              <text:list-item>
                <text:p text:style-name="P27">Annie chooses an empty seat.</text:p>
              </text:list-item>
              <text:list-item>
                <text:p text:style-name="P27">Annie enters credit card information.</text:p>
              </text:list-item>
              <text:list-item>
                <text:p text:style-name="P27">Annie pays the campaign price <text:s/>due to holiday and buys a ticket.</text:p>
              </text:list-item>
            </text:list>
            <text:list xml:id="list233331213494604" text:continue-list="list233330994002715" text:style-name="WWNum5">
              <text:list-header>
                <text:p text:style-name="P49"/>
              </text:list-header>
            </text:list>
          </table:table-cell>
        </table:table-row>
      </table:table>
      <text:p text:style-name="P11"/>
      <text:p text:style-name="P11"/>
      <text:p text:style-name="P11"><text:line-break/></text:p>
      <table:table table:name="Tablo6" table:style-name="Tablo6">
        <table:table-column table:style-name="Tablo6.A"/>
        <table:table-column table:style-name="Tablo6.B"/>
        <table:table-row table:style-name="Tablo6.1">
          <table:table-cell table:style-name="Tablo6.A1" office:value-type="string">
            <text:p text:style-name="P46">Scenario name</text:p>
          </table:table-cell>
          <table:table-cell table:style-name="Tablo6.A1" office:value-type="string">
            <text:p text:style-name="P35">loginAndBuyTicket </text:p>
          </table:table-cell>
        </table:table-row>
        <table:table-row table:style-name="Tablo6.1">
          <table:table-cell table:style-name="Tablo6.A2" office:value-type="string">
            <text:p text:style-name="P46">Participating actors</text:p>
          </table:table-cell>
          <table:table-cell table:style-name="Tablo6.A2" office:value-type="string">
            <text:p text:style-name="P31">John : Registered User</text:p>
          </table:table-cell>
        </table:table-row>
        <table:table-row table:style-name="Tablo6.3">
          <table:table-cell table:style-name="Tablo6.A3" office:value-type="string">
            <text:p text:style-name="P46">Flow of Events</text:p>
          </table:table-cell>
          <table:table-cell table:style-name="Tablo6.A3" office:value-type="string">
            <text:list xml:id="list1394261667" text:style-name="L5">
              <text:list-item>
                <text:p text:style-name="P53">John decides to visit his friend Natalie in Ankara.</text:p>
              </text:list-item>
              <text:list-item>
                <text:p text:style-name="P53">John decided to buy a bus ticket to Ankara on Viatorem.</text:p>
              </text:list-item>
              <text:list-item>
                <text:p text:style-name="P53">John opens viatorem and logs in the system with his user name and password.</text:p>
              </text:list-item>
              <text:list-item>
                <text:p text:style-name="P53">John looks for available bus trips to Ankara and chooses one. Then he finds an empty seat in the bus.</text:p>
              </text:list-item>
              <text:list-item>
                <text:p text:style-name="P53">John enters his credit card information, makes the payment and buys a ticket.</text:p>
              </text:list-item>
            </text:list>
            <text:list xml:id="list233330341642904" text:continue-list="list233331213494604" text:style-name="WWNum5">
              <text:list-header>
                <text:p text:style-name="P52"/>
              </text:list-header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text:span text:style-name="T22"><text:line-break/><text:line-break/><text:line-break/></text:span><text:line-break/></text:p>
      <table:table table:name="Tablo7" table:style-name="Tablo7">
        <table:table-column table:style-name="Tablo7.A"/>
        <table:table-column table:style-name="Tablo7.B"/>
        <table:table-row table:style-name="Tablo7.1">
          <table:table-cell table:style-name="Tablo7.A1" office:value-type="string">
            <text:p text:style-name="P46">Scenario name</text:p>
          </table:table-cell>
          <table:table-cell table:style-name="Tablo7.A1" office:value-type="string">
            <text:p text:style-name="P36">noEmptySeats</text:p>
          </table:table-cell>
        </table:table-row>
        <table:table-row table:style-name="Tablo7.1">
          <table:table-cell table:style-name="Tablo7.A2" office:value-type="string">
            <text:p text:style-name="P46">Participating actors</text:p>
          </table:table-cell>
          <table:table-cell table:style-name="Tablo7.A2" office:value-type="string">
            <text:p text:style-name="P31">J<text:span text:style-name="T23">ames</text:span> : Registered User</text:p>
          </table:table-cell>
        </table:table-row>
        <table:table-row table:style-name="Tablo7.3">
          <table:table-cell table:style-name="Tablo7.A3" office:value-type="string">
            <text:p text:style-name="P46">Flow of Events</text:p>
          </table:table-cell>
          <table:table-cell table:style-name="Tablo7.A3" office:value-type="string">
            <text:list xml:id="list2037705131" text:style-name="L6">
              <text:list-item>
                <text:p text:style-name="P33">James needs to go to Antalya from Istanbul because he needs to visit his family on holiday.</text:p>
              </text:list-item>
              <text:list-item>
                <text:p text:style-name="P30"><text:s/><text:span text:style-name="T23">James</text:span> <text:span text:style-name="T22">opens and logs in the viatorem system.</text:span></text:p>
              </text:list-item>
              <text:list-item>
                <text:p text:style-name="P30"><text:span text:style-name="T23">James</text:span> <text:span text:style-name="T22">looks for</text:span> possible bus trips.</text:p>
              </text:list-item>
              <text:list-item>
                <text:p text:style-name="P54">James chooses a bus trip from Istanbul to Antalya. However he see that there are not any empty seats on the bus. </text:p>
              </text:list-item>
              <text:list-item>
                <text:p text:style-name="P54">James chooses a new bus trip at a different hour.</text:p>
              </text:list-item>
              <text:list-item>
                <text:p text:style-name="P30"><text:span text:style-name="T23">James</text:span> selects an empty seat from the bus. </text:p>
              </text:list-item>
              <text:list-item>
                <text:p text:style-name="P33">James makes the payment and buys a ticket.</text:p>
              </text:list-item>
            </text:list>
            <text:list xml:id="list233330163589200" text:continue-list="list233330341642904" text:style-name="WWNum5">
              <text:list-header>
                <text:p text:style-name="P52"/>
              </text:list-header>
            </text:list>
          </table:table-cell>
        </table:table-row>
      </table:table>
      <text:p text:style-name="P11"/>
      <text:p text:style-name="P11"><text:soft-page-break/></text:p>
      <text:p text:style-name="P11"><text:line-break/></text:p>
      <table:table table:name="Tablo8" table:style-name="Tablo8">
        <table:table-column table:style-name="Tablo8.A"/>
        <table:table-column table:style-name="Tablo8.B"/>
        <table:table-row table:style-name="Tablo8.1">
          <table:table-cell table:style-name="Tablo8.A1" office:value-type="string">
            <text:p text:style-name="P46">Scenario name</text:p>
          </table:table-cell>
          <table:table-cell table:style-name="Tablo8.A1" office:value-type="string">
            <text:p text:style-name="P37">unRegisteredView</text:p>
          </table:table-cell>
        </table:table-row>
        <table:table-row table:style-name="Tablo8.1">
          <table:table-cell table:style-name="Tablo8.A2" office:value-type="string">
            <text:p text:style-name="P46">Participating actors</text:p>
          </table:table-cell>
          <table:table-cell table:style-name="Tablo8.A2" office:value-type="string">
            <text:p text:style-name="P43"><text:span text:style-name="T2">Darrow</text:span><text:span text:style-name="T1"> : </text:span><text:span text:style-name="T2">Unr</text:span><text:span text:style-name="T1">egistered User</text:span></text:p>
          </table:table-cell>
        </table:table-row>
        <table:table-row table:style-name="Tablo8.3">
          <table:table-cell table:style-name="Tablo8.A3" office:value-type="string">
            <text:p text:style-name="P46">Flow of Events</text:p>
          </table:table-cell>
          <table:table-cell table:style-name="Tablo8.A3" office:value-type="string">
            <text:list xml:id="list3438304579" text:style-name="L7">
              <text:list-item>
                <text:p text:style-name="P15"><text:span text:style-name="T16">Darrow</text:span> <text:span text:style-name="T16">needs to go to Kayseri for a business trip.</text:span></text:p>
              </text:list-item>
              <text:list-item>
                <text:p text:style-name="P18"><text:span text:style-name="T16">Darrow</text:span> decides to <text:span text:style-name="T16">buy his bus ticket from viatorem due to its holiday campaign.</text:span></text:p>
              </text:list-item>
              <text:list-item>
                <text:p text:style-name="P22"><text:span text:style-name="T16">Darrow</text:span> chooses a trip <text:span text:style-name="T16">to Kayseri</text:span></text:p>
              </text:list-item>
              <text:list-item>
                <text:p text:style-name="P18"><text:span text:style-name="T16">Darrow</text:span> selects an empry seat.</text:p>
              </text:list-item>
              <text:list-item>
                <text:p text:style-name="P18"><text:span text:style-name="T16">Darrow</text:span> makes the payment and buys a ticket.</text:p>
              </text:list-item>
              <text:list-item>
                <text:p text:style-name="P24">Darrow forgets what time will his bus depart from Edirne.</text:p>
              </text:list-item>
              <text:list-item>
                <text:p text:style-name="P24">Darrow visits viatorem to check his ticket.</text:p>
              </text:list-item>
              <text:list-item>
                <text:p text:style-name="P24">Darrow opens the view ticket section and checks his bus’ departure time.</text:p>
              </text:list-item>
            </text:list>
            <text:list xml:id="list233331468562740" text:continue-list="list233330163589200" text:style-name="WWNum5">
              <text:list-header>
                <text:p text:style-name="P49"/>
              </text:list-header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.50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0-28T23:33:22.674000000</dc:date>
    <meta:editing-duration>PT10M49S</meta:editing-duration>
    <meta:editing-cycles>3</meta:editing-cycles>
    <meta:document-statistic meta:table-count="7" meta:image-count="0" meta:object-count="0" meta:page-count="3" meta:paragraph-count="91" meta:word-count="658" meta:character-count="3548" meta:non-whitespace-character-count="3001"/>
  </office:meta>
</office:document-meta>
</file>